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in" loext:contextual-spacing="false" fo:line-height="200%"/>
      <style:text-properties officeooo:rsid="000bf5a1" officeooo:paragraph-rsid="000bf5a1"/>
    </style:style>
    <style:style style:name="P2" style:family="paragraph" style:parent-style-name="Standard">
      <style:paragraph-properties fo:margin-top="0in" fo:margin-bottom="0in" loext:contextual-spacing="false" fo:line-height="200%" fo:text-align="center" style:justify-single-word="false"/>
      <style:text-properties officeooo:rsid="000bf5a1" officeooo:paragraph-rsid="000bf5a1"/>
    </style:style>
    <style:style style:name="P3" style:family="paragraph" style:parent-style-name="Standard">
      <style:paragraph-properties fo:margin-top="0in" fo:margin-bottom="0in" loext:contextual-spacing="false" fo:line-height="200%" fo:text-align="start" style:justify-single-word="false"/>
      <style:text-properties officeooo:paragraph-rsid="000bf5a1"/>
    </style:style>
    <style:style style:name="P4" style:family="paragraph" style:parent-style-name="Standard">
      <style:paragraph-properties fo:margin-top="0in" fo:margin-bottom="0in" loext:contextual-spacing="false" fo:line-height="200%" fo:text-align="start" style:justify-single-word="false"/>
      <style:text-properties officeooo:paragraph-rsid="001c2ea7"/>
    </style:style>
    <style:style style:name="P5" style:family="paragraph" style:parent-style-name="Standard">
      <style:paragraph-properties fo:margin-top="0in" fo:margin-bottom="0in" loext:contextual-spacing="false" fo:line-height="200%" fo:text-align="start" style:justify-single-word="false"/>
      <style:text-properties officeooo:paragraph-rsid="00253a70"/>
    </style:style>
    <style:style style:name="P6" style:family="paragraph" style:parent-style-name="Standard">
      <style:paragraph-properties fo:margin-top="0in" fo:margin-bottom="0in" loext:contextual-spacing="false" fo:line-height="200%" fo:text-align="start" style:justify-single-word="false"/>
      <style:text-properties officeooo:paragraph-rsid="002623e3"/>
    </style:style>
    <style:style style:name="T1" style:family="text">
      <style:text-properties officeooo:rsid="000bf5a1"/>
    </style:style>
    <style:style style:name="T2" style:family="text">
      <style:text-properties officeooo:rsid="000f08ba"/>
    </style:style>
    <style:style style:name="T3" style:family="text">
      <style:text-properties fo:font-style="italic" officeooo:rsid="000f08ba" style:font-style-asian="italic" style:font-style-complex="italic"/>
    </style:style>
    <style:style style:name="T4" style:family="text">
      <style:text-properties fo:font-style="italic" officeooo:rsid="0011fe7e" style:font-style-asian="italic" style:font-style-complex="italic"/>
    </style:style>
    <style:style style:name="T5" style:family="text">
      <style:text-properties fo:font-style="italic" officeooo:rsid="001227be" style:font-style-asian="italic" style:font-style-complex="italic"/>
    </style:style>
    <style:style style:name="T6" style:family="text">
      <style:text-properties fo:font-style="normal" officeooo:rsid="001227be" style:font-style-asian="normal" style:font-style-complex="normal"/>
    </style:style>
    <style:style style:name="T7" style:family="text">
      <style:text-properties fo:font-style="normal" officeooo:rsid="001775d3" style:font-style-asian="normal" style:font-style-complex="normal"/>
    </style:style>
    <style:style style:name="T8" style:family="text">
      <style:text-properties fo:font-style="normal" officeooo:rsid="001a4c92" style:font-style-asian="normal" style:font-style-complex="normal"/>
    </style:style>
    <style:style style:name="T9" style:family="text">
      <style:text-properties officeooo:rsid="00122dce"/>
    </style:style>
    <style:style style:name="T10" style:family="text">
      <style:text-properties officeooo:rsid="001ee4e3"/>
    </style:style>
    <style:style style:name="T11" style:family="text">
      <style:text-properties officeooo:rsid="002c84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swjfwmeng Vang</text:p>
      <text:p text:style-name="P1">Professor Anam</text:p>
      <text:p text:style-name="P1">Internship Course</text:p>
      <text:p text:style-name="P1">October 16, 2019</text:p>
      <text:p text:style-name="P2"><text:s/>IT Internship at Appvion</text:p>
      <text:p text:style-name="P3"><text:span text:style-name="T1"><text:tab/>My experience as an IT Intern at Appvion started in May 2019. The internship was agreed to last at least a year of experience with pay by the hour. My schedule is also part-time throughout the semesters and full time during winter and summer break. The work that is involved in my internship consists of a mixture of PC support and web-app development. That means that my job duties can be vague for outsiders who are not familiar with my daily experience. I have done office-moves and PC preparation for new employees. Currently, I am on multiple web-app projects that are built through ASP.NET and are hosted on our local Windows IIS web servers. Prior to these projects, I was also working on another web-app that utilizes older technologies, such as, Classic ASP, <text:s/>to pull information from our local Microsoft SQL DB. Besides web-app development, I worked on a project more IT related. The project required me to sort through inactive Active Directory service accounts and disable them, which, led me writing algorithms in PowerShell and Node.js to loop through to find duplicates and calling Active Directory commands. So far, my experience as an intern at Appvion has been code-heavy and I am excited to work on more projects that they can give me.</text:span></text:p>
      <text:p text:style-name="P3"><text:tab/><text:span text:style-name="T2">My current projects that I am working on now are using the ASP.NET framework and the Model View Controllers (MVC) file architecture to build internal web-apps for the Business Information department. The Controllers and Models are written with C#, while the front-end is written in HTML, CSS, and JavaScript. The BootStrap and Entity frameworks are also implemented within ASP.NET. One project: </text:span><text:span text:style-name="T4">BI Lookup Tables, </text:span><text:span text:style-name="T2">has the goal of being used by multiple employees that can interface with a local SQL DB in real time and keep track of data without entering SQL code or using external software, like Microsoft Excel. The other project:</text:span><text:span text:style-name="T3"> </text:span><text:span text:style-name="T5">BI Transportation Automation</text:span><text:span text:style-name="T6">,</text:span><text:span text:style-name="T3"> </text:span><text:span text:style-name="T2">has the goal </text:span><text:soft-page-break/><text:span text:style-name="T2">of being used to run a monthly Batch file by external employees of our Head Quarters. Both projects are made with intent to reduce taking extra steps to complete their work.</text:span></text:p>
      <text:p text:style-name="P5"><text:span text:style-name="T9"><text:tab/>The basis of the BI Lookup Table project consists of many tables in the SQL DB where specific data records will be created, edited, or deleted. An official Entity Relational Diagram does not exist in our project plan, but some tables do interact with others to perform SQL Joins. Since this project is so reliant on the SQL Tables, building multiple Models is essential. For each table that needs to be dealt with needs a Model object that can be manipulated in C#. Using the Model will allow the client and C# to view and manipulate the data.</text:span></text:p>
      <text:p text:style-name="P6"><text:span text:style-name="T7"><text:tab/></text:span><text:span text:style-name="T8">Moving on to the BI Transportation Automation project, it uses the same ASP.NET framework as the BI Lookup Tables project. A portion of the project is dedicated to automate the process of running a special Batch file on a monthly basis and the other portion is dedicated to some data entry functions. The data entry portion has not yet been developed, but is part of a main goal. The development of automating the special Batch file consisted of using C#, PowerShell, and Batch. PowerShell is used to connect to another computer and run the Batch file that is hosted on there. </text:span></text:p>
      <text:p text:style-name="P4"><text:tab/><text:span text:style-name="T10">The due dates for my projects are usually, “as soon as possible” unless notified. The three web-app projects are not required work, but rather tools for the departments to achieve faster progress. Projects such as the disabling of Active Directory accounts was punctuated, though. I ran my script on a weekly basis after approval from my supervisor.</text:span></text:p>
      <text:p text:style-name="P4"><text:tab/><text:span text:style-name="T11">Being an intern at Appvion has shown me great things that I have always wanted to learn about, such as: app infrastructure, server infrastructure, source control, team skills, and C#. Appvion has given me the opportunity to experience real-world projects and expectations. I am looking forward to the projects that are to come and I hope that the projects will stretch my knowledge and become a better develope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5T12:14:43.430000000</meta:creation-date>
    <dc:date>2019-10-15T19:15:17.123000000</dc:date>
    <meta:editing-duration>PT4H27M26S</meta:editing-duration>
    <meta:editing-cycles>30</meta:editing-cycles>
    <meta:generator>LibreOffice/6.3.1.2$Windows_X86_64 LibreOffice_project/b79626edf0065ac373bd1df5c28bd630b4424273</meta:generator>
    <meta:document-statistic meta:table-count="0" meta:image-count="0" meta:object-count="0" meta:page-count="2" meta:paragraph-count="11" meta:word-count="691" meta:character-count="4076" meta:non-whitespace-character-count="3387"/>
  </office:meta>
</office:document-meta>
</file>